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12dbc8"/>
    </style:style>
    <style:style style:name="P2"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2dbc8" officeooo:paragraph-rsid="0012dbc8" style:font-weight-asian="bold" style:font-weight-complex="bold"/>
    </style:style>
    <style:style style:name="P3"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3ec77" officeooo:paragraph-rsid="0013ec77" style:font-weight-asian="bold" style:font-weight-complex="bold"/>
    </style:style>
    <style:style style:name="P4"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5c80f" officeooo:paragraph-rsid="0015c80f" style:font-weight-asian="bold" style:font-weight-complex="bold"/>
    </style:style>
    <style:style style:name="P5"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71359" officeooo:paragraph-rsid="00171359" style:font-weight-asian="bold" style:font-weight-complex="bold"/>
    </style:style>
    <style:style style:name="P6"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71359" officeooo:paragraph-rsid="0019eefb" style:font-weight-asian="bold" style:font-weight-complex="bold"/>
    </style:style>
    <style:style style:name="P7"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9eefb" officeooo:paragraph-rsid="0019eefb" style:font-weight-asian="bold" style:font-weight-complex="bold"/>
    </style:style>
    <style:style style:name="P8" style:family="paragraph" style:parent-style-name="Standard">
      <style:paragraph-properties fo:text-align="start" style:justify-single-word="false"/>
      <style:text-properties fo:language="el" fo:country="GR" style:text-underline-style="none" fo:font-weight="normal" officeooo:rsid="0012dbc8" officeooo:paragraph-rsid="0013ec77" style:font-weight-asian="normal" style:font-weight-complex="normal"/>
    </style:style>
    <style:style style:name="P9" style:family="paragraph" style:parent-style-name="Standard">
      <style:paragraph-properties fo:text-align="start" style:justify-single-word="false"/>
      <style:text-properties fo:language="el" fo:country="GR" style:text-underline-style="none" fo:font-weight="normal" officeooo:rsid="0015c80f" officeooo:paragraph-rsid="0015c80f" style:font-weight-asian="normal" style:font-weight-complex="normal"/>
    </style:style>
    <style:style style:name="P10" style:family="paragraph" style:parent-style-name="Standard">
      <style:paragraph-properties fo:text-align="start" style:justify-single-word="false"/>
      <style:text-properties fo:language="el" fo:country="GR" style:text-underline-style="none" fo:font-weight="normal" officeooo:rsid="00170409" officeooo:paragraph-rsid="00171359" style:font-weight-asian="normal" style:font-weight-complex="normal"/>
    </style:style>
    <style:style style:name="P11" style:family="paragraph" style:parent-style-name="Standard">
      <style:paragraph-properties fo:text-align="start" style:justify-single-word="false"/>
      <style:text-properties fo:language="el" fo:country="GR" style:text-underline-style="none" fo:font-weight="normal" officeooo:rsid="00171359" officeooo:paragraph-rsid="00171359" style:font-weight-asian="normal" style:font-weight-complex="normal"/>
    </style:style>
    <style:style style:name="P12" style:family="paragraph" style:parent-style-name="Standard">
      <style:paragraph-properties fo:text-align="start" style:justify-single-word="false"/>
      <style:text-properties fo:language="el" fo:country="GR" style:text-underline-style="none" fo:font-weight="normal" officeooo:rsid="00171359" officeooo:paragraph-rsid="00170409" style:font-weight-asian="normal" style:font-weight-complex="normal"/>
    </style:style>
    <style:style style:name="P13" style:family="paragraph" style:parent-style-name="Standard">
      <style:paragraph-properties fo:text-align="start" style:justify-single-word="false"/>
      <style:text-properties fo:language="el" fo:country="GR" style:text-underline-style="none" fo:font-weight="normal" officeooo:rsid="0019eefb" officeooo:paragraph-rsid="00171359" style:font-weight-asian="normal" style:font-weight-complex="normal"/>
    </style:style>
    <style:style style:name="P14" style:family="paragraph" style:parent-style-name="Standard">
      <style:paragraph-properties fo:text-align="center" style:justify-single-word="false"/>
      <style:text-properties fo:language="el" fo:country="GR" fo:font-weight="bold" officeooo:paragraph-rsid="0012dbc8" style:font-weight-asian="bold" style:font-weight-complex="bold"/>
    </style:style>
    <style:style style:name="P15" style:family="paragraph" style:parent-style-name="Standard">
      <style:text-properties fo:language="el" fo:country="GR" officeooo:paragraph-rsid="0012dbc8"/>
    </style:style>
    <style:style style:name="P16" style:family="paragraph" style:parent-style-name="Standard">
      <style:paragraph-properties fo:text-align="start" style:justify-single-word="false"/>
      <style:text-properties fo:language="el" fo:country="GR" officeooo:paragraph-rsid="0012dbc8"/>
    </style:style>
    <style:style style:name="P17" style:family="paragraph" style:parent-style-name="Standard">
      <style:paragraph-properties fo:text-align="start" style:justify-single-word="false"/>
      <style:text-properties fo:color="#000000" fo:language="el" fo:country="GR" style:text-underline-style="none" fo:font-weight="normal" officeooo:rsid="0019eefb" officeooo:paragraph-rsid="0019eefb" style:font-weight-asian="normal" style:font-weight-complex="normal"/>
    </style:style>
    <style:style style:name="P18" style:family="paragraph" style:parent-style-name="Standard">
      <style:paragraph-properties fo:text-align="center" style:justify-single-word="false"/>
      <style:text-properties fo:font-size="14pt" fo:language="el" fo:country="GR" fo:font-weight="bold" officeooo:paragraph-rsid="0012dbc8" style:font-size-asian="14pt" style:font-weight-asian="bold" style:font-size-complex="14pt" style:font-weight-complex="bold"/>
    </style:style>
    <style:style style:name="P19" style:family="paragraph" style:parent-style-name="Standard">
      <style:paragraph-properties fo:text-align="start" style:justify-single-word="false"/>
      <style:text-properties fo:language="el" fo:country="GR" style:text-underline-style="none" fo:font-weight="normal" officeooo:rsid="0032ce81" officeooo:paragraph-rsid="0032ce81" style:font-weight-asian="normal" style:font-weight-complex="normal"/>
    </style:style>
    <style:style style:name="P20" style:family="paragraph" style:parent-style-name="Standard">
      <style:paragraph-properties fo:text-align="start" style:justify-single-word="false"/>
      <style:text-properties fo:language="el" fo:country="GR" style:text-underline-style="none" fo:font-weight="normal" officeooo:rsid="00346c3c" officeooo:paragraph-rsid="00346c3c" style:font-weight-asian="normal" style:font-weight-complex="normal"/>
    </style:style>
    <style:style style:name="T1" style:family="text">
      <style:text-properties fo:language="el" fo:country="GR"/>
    </style:style>
    <style:style style:name="T2" style:family="text">
      <style:text-properties officeooo:rsid="0015c80f"/>
    </style:style>
    <style:style style:name="T3" style:family="text">
      <style:text-properties officeooo:rsid="0019eefb"/>
    </style:style>
    <style:style style:name="T4" style:family="text">
      <style:text-properties officeooo:rsid="0026880e"/>
    </style:style>
    <style:style style:name="T5" style:family="text">
      <style:text-properties officeooo:rsid="0035aa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Μικροϋπολογιστές <text:line-break/></text:p>
      <text:p text:style-name="P14"><text:span text:style-name="T4">5</text:span>η Ομάδα Ασκήσεων</text:p>
      <text:p text:style-name="P15"/>
      <text:p text:style-name="P1"><text:span text:style-name="T1">Παπαρρηγόπουλος Θοδωρής el18040 </text:span><text:a xlink:type="simple" xlink:href="mailto:paparrigopoulosthodoris@gmail.com" text:style-name="Internet_20_link" text:visited-style-name="Visited_20_Internet_20_Link">paparrigopoulosthodoris@gmail.com</text:a></text:p>
      <text:p text:style-name="P1"><text:span text:style-name="T1">Φιλιππόπουλος Ορφέας el18082 </text:span><text:a xlink:type="simple" xlink:href="mailto:orfeasfil@gmail.com" text:style-name="Internet_20_link" text:visited-style-name="Visited_20_Internet_20_Link">orfeasfil2000@gmail.com</text:a></text:p>
      <text:p text:style-name="P16"/>
      <text:p text:style-name="P16"/>
      <text:p text:style-name="P16">Εκτός από τα αρχεία των ασκήσεων επισυνάπτεται και ένα αρχείο MACROS.asm το οποίο περιέχει</text:p>
      <text:p text:style-name="P16">κάποιες χρήσιμες μακροεντολές που χρησιμοποιούνται στα περισσότερα προγράμματα.</text:p>
      <text:p text:style-name="P16"/>
      <text:p text:style-name="P2">Άσκηση 1η</text:p>
      <text:p text:style-name="P2"/>
      <text:p text:style-name="P19">Αρχικά αποθηκεύσαμε τους αριθμούς 128 – 1 σε έναν πίνακα μέσω μιας λούπας. Έπειτα, προσθέσαμε τους περιττούς ξεκινώντας από το 127 με βήμα 2 (σώζοντας τα στον DX) και διαιρέσαμε με το 64 προκειμένου να βρούμε τον μέσο όρο. <text:s/>Για να υπολογίσουμε το μέγιστο και ελάχιστο ξεκινήσαμε με 2 μεταβλητές η μία στο 128 (ΜΙΝ) και η άλλη στο 0 (ΜΑΧ) και κάθε φορά που βρίσκαμε στοιχείο μικρότερο – για το ΜΙΝ – και μεγαλύτερο – για το ΜΑΧ – τότε αλλάζαμε την εκάστοτε τιμή. Τέλος φέρνουμε το μέσο όρο σε BCD μορφή και χρησιμοποιήσαμε τον αλγόριθμο στις διαφάνειες μέσω διαιρέσεις με το 10 και Push – Pop στην στοίβα. <text:s/></text:p>
      <text:p text:style-name="P8"/>
      <text:p text:style-name="P3">Άσκηση 2</text:p>
      <text:p text:style-name="P3"/>
      <text:p text:style-name="P20">Το πρόγραμμα ζητάει από τον χρήστη να διαφάσει 2 διψήφιους δεκαδικούς αριθμούς και χρησιμοποιούμε τη ρουτίνα DEC_KEYB. Όταν το πρόγραμμα διαβάσει ψηφίο μεγαλύτερης αξίας του 0-9 τότε το πολλαπλασιάζει με 10 και προσθέτει το 2ο ψηφίο. Έτσι προκύπτουν και τυπώνονται οι W και Z. Έπειτα, μέσω της PRINT_HEX τυπώνονται σε 16αδική μορφή. Αν ο αριθμός είναι μεγαλύτερος του 9 <text:span text:style-name="T5">προστίθεται</text:span> το 37Η αλλιώς το 30Η απομονώνοντας πρώτα τα 4 MSB και μετά τα 4LSB. <text:span text:style-name="T2">Για την αφαίρεση ελέγχουμε για αρχή αν ο W είναι μεγαλύτερος του Ζ, καθώς αν αυτό</text:span></text:p>
      <text:p text:style-name="P9">ισχύει πρέπει να τυπώσουμε – και μετά να αφαιρέσουμε τον Ζ από τον W. </text:p>
      <text:p text:style-name="P9"/>
      <text:p text:style-name="P4">Άσκηση 3</text:p>
      <text:p text:style-name="P4"/>
      <text:p text:style-name="P12">Οι ρουτίνες PRINT_DEC, PRINT_OCT, PRINT_BIN χρησιμοποιούν την ίδια λογική, δηλαδή συνεχόμενες διαιρέσεις με 10,8,2 αντίστοιχα αποθηκεύοντας το υπόλοιπο κάθε φορά στη στοίβα ώστε να απομονώνουμε τα ψηφία και στη συνέχεια τα κάνουμε POP από τη στοίβα (από το μεγαλύτερο στο</text:p>
      <text:p text:style-name="P12">μικρότερο) και τα τυπώνουμε. Για κυρίως πρόγραμμα: Διαβάζουμε 3 HEX ψηφία με τη χρήση της ρουτίνας HEX_KEYB κρατώντας το 1ο ψηφίο στον BH, ενώ το 2 ο το κάνουμε SAL 4 φορές στον BL και μετά προσθέτουμε στον BL και το 3ο. Παράλληλα κοιτάμε συνέχεια αν διαβάσουμε T ώστε να διακόψουμε τη λειτουργία. Στη συνέχεια τυπώνουμε τα ψηφία σε δεκαεξαδική μορφή με τη γνωστή διαδικασία (έλεγχος &gt;9 κλπ) και στη συνέχεια καλούμε και τις ρουτίνες που φτιάξαμε για να τυπώσουμε και στις άλλες μορφές.</text:p>
      <text:p text:style-name="P10"/>
      <text:p text:style-name="P5"/>
      <text:p text:style-name="P5">Άσκηση 4</text:p>
      <text:p text:style-name="P11"/>
      <text:p text:style-name="P13">Το πρόγραμμα αναμένει το διάβασμα 20 χαρακτήρων (αριθμών ή μικρών γραμμάτων) ή το πάτημα το</text:p>
      <text:p text:style-name="P13">ENTER. Αυτό υλοποιείται με μια λούπα που τρέχει για 20 επαναλήψεις, αλλά σταματάει ενδιάμεσα αν</text:p>
      <text:p text:style-name="P13"><text:soft-page-break/>πατηθεί το ENTER. Παράλληλα αν διαβάσει τον χαρακτήρα ‘=’ τότε τερματίζει. Στη συνέχεια ελέγχει</text:p>
      <text:p text:style-name="P13">πρώτα για γράμματα. Αν βρει γράμμα το τυπώνει αφού πρώτα αφαιρέσει το 20Η ώστε να το κάνει</text:p>
      <text:p text:style-name="P13">κεφαλαίο. Μετά τυπώνει μια παύλα και στη συνέχεια ψάχνει για αριθμούς. Αν βρει αριθμό τότε τον</text:p>
      <text:p text:style-name="P13">τυπώνει. Ο έλεγχος γίνεται με τη σειρά που διαβάστηκαν η χαρακτήρες επομένως τυπώνονται με τη</text:p>
      <text:p text:style-name="P13">σωστή σειρά. Παράδειγμα:</text:p>
      <text:p text:style-name="P13"/>
      <text:p text:style-name="P6"/>
      <text:p text:style-name="P6">Άσκηση <text:span text:style-name="T3">5</text:span></text:p>
      <text:p text:style-name="P7"/>
      <text:p text:style-name="P17">Βλέπουμε το δεξί διάγραμμα bits – volts και βγάζουμε τη χαρακτηριστική εξίσωση του, αφού είναι</text:p>
      <text:p text:style-name="P17">τύπου y = ax. Για y = 4095 και x = 4 προκύπτει ότι volts = 4/4095 * bits. Ενώ από το 1 ο διάγραμμα: Στην</text:p>
      <text:p text:style-name="P17">1 η περιοχή έχουμε πάλι y = ax με y = 2 και Τ = 400 → Τ = 200*Volts = 800/4095 * bits = 100*bits/511</text:p>
      <text:p text:style-name="P17">Για τη 2 η περιοχή ισχύει y = ax + b με y = 2 και x = 400 και επίσης y = 3 και x = 1200 → T = 800*volts –</text:p>
      <text:p text:style-name="P17">1200 → T = 800*bits/1024 – 1200</text:p>
      <text:p text:style-name="P17">Για να ξέρουμε σε πια περιοχή βρισκόμαστε:</text:p>
      <text:p text:style-name="P17">1 η περιοχή: volts &lt;= 2 → bits &lt;= 2048.</text:p>
      <text:p text:style-name="P17">2 η περιοχή: 2 &lt; volts &lt;= 3 → 2048 &lt; bits &lt;= 3071</text:p>
      <text:p text:style-name="P17">ERROR: bits &gt; 3071.Επομένως, το πρόγραμμα ξεκινάει τυπώνει το αρχικό μήνυμα START και περιμένει να διαβάσει το ‘Υ’</text:p>
      <text:p text:style-name="P17">ώστε να ξεκινήσει. Στη συνέχεια διαβάζει τον τριψήφιο από το πληκτρολόγιο ελέγχοντας παράλληλα αν</text:p>
      <text:p text:style-name="P17">διάβασε ‘Ν’ ώστε να τερματίσει. Στη συνέχεια, με τις σχέσεις που έχουμε βγάλει παραπάνω ελέγχει</text:p>
      <text:p text:style-name="P17">αρχικά σε ποια περιοχή βρίσκεται το input ή αν είναι μεγαλύτερο του 3071 ώστε να τυπώσει ERROR.</text:p>
      <text:p text:style-name="P17">Αφού βρει σε ποια περιοχή ανήκει το input, πάει και υπολογίζει το αποτέλεσμα με τις σχέσεις Τ – bits.</text:p>
      <text:p text:style-name="P17">Ωστόσο, για να έχουμε ακρίβεια ενός δεκαδικού ψηφίου πολλαπλασιάζουμε στην ουσία τον αριθμό</text:p>
      <text:p text:style-name="P17">των bits * 10 (το ίδιο και το 1200 στην εξίσωση της 2 ης περιοχής) και ξέρουμε ότι το τελευταίο ψηφίο</text:p>
      <text:p text:style-name="P17">που θα τυπώσουμε θα είναι μετά από το κόμμα. Παράδειγμα:</text:p>
      <text:p text:style-name="P17">Για εισόδους: 4095 – 3000 – 2048 – 2053 – 512 με αυτή τη σειρά.</text:p>
      <text:p text:style-name="P17">Παρατηρούμε πως ακριβώς στο threshold των 2048 bits δεν έχουμε ακριβώς 400 C. Αυτό συμβαίνει</text:p>
      <text:p text:style-name="P17">λόγω κάποιων προσεγγίσεων σε δεκαδικά που κάναμε στις εξισώσει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1T12:53:59.910536692</dc:date>
    <meta:editing-duration>PT38M4S</meta:editing-duration>
    <meta:editing-cycles>17</meta:editing-cycles>
    <meta:generator>LibreOffice/6.0.7.3$Linux_X86_64 LibreOffice_project/00m0$Build-3</meta:generator>
    <meta:document-statistic meta:table-count="0" meta:image-count="0" meta:object-count="0" meta:page-count="2" meta:paragraph-count="42" meta:word-count="766" meta:character-count="4441" meta:non-whitespace-character-count="3696"/>
  </office:meta>
</office:document-meta>
</file>